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da32d"/>
    </style:style>
    <style:style style:name="P2" style:family="paragraph" style:parent-style-name="Standard">
      <style:paragraph-properties fo:text-align="justify" style:justify-single-word="false"/>
      <style:text-properties style:font-name="Liberation Sans1" style:font-size-asian="10.5pt"/>
    </style:style>
    <style:style style:name="P3" style:family="paragraph" style:parent-style-name="Standard">
      <style:paragraph-properties fo:text-align="justify" style:justify-single-word="false"/>
      <style:text-properties style:font-name="Liberation Sans1" officeooo:rsid="001f8469" officeooo:paragraph-rsid="001f8469" style:font-size-asian="10.5pt"/>
    </style:style>
    <style:style style:name="P4" style:family="paragraph" style:parent-style-name="Standard">
      <style:paragraph-properties fo:text-align="justify" style:justify-single-word="false"/>
      <style:text-properties style:font-name="Liberation Sans1" fo:font-weight="bold" officeooo:rsid="001da32d" officeooo:paragraph-rsid="001da32d" style:font-size-asian="10.5pt" style:font-weight-asian="bold" style:font-weight-complex="bold"/>
    </style:style>
    <style:style style:name="P5" style:family="paragraph" style:parent-style-name="Standard">
      <style:paragraph-properties fo:text-align="justify" style:justify-single-word="false"/>
      <style:text-properties style:font-name="Liberation Sans1" fo:font-size="16pt" fo:font-weight="bold" officeooo:rsid="001ca710" officeooo:paragraph-rsid="001ca710" style:font-size-asian="16pt" style:font-weight-asian="bold" style:font-size-complex="16pt" style:font-weight-complex="bold"/>
    </style:style>
    <style:style style:name="P6" style:family="paragraph" style:parent-style-name="Standard">
      <style:paragraph-properties fo:margin-top="0cm" fo:margin-bottom="0cm" loext:contextual-spacing="false" fo:line-height="100%" fo:text-align="justify" style:justify-single-word="false"/>
    </style:style>
    <style:style style:name="P7" style:family="paragraph" style:parent-style-name="Standard">
      <style:paragraph-properties fo:margin-top="0cm" fo:margin-bottom="0cm" loext:contextual-spacing="false" fo:line-height="100%" fo:text-align="justify" style:justify-single-word="false"/>
      <style:text-properties officeooo:paragraph-rsid="001f8469"/>
    </style:style>
    <style:style style:name="P8" style:family="paragraph" style:parent-style-name="Standard">
      <style:paragraph-properties fo:margin-top="0cm" fo:margin-bottom="0cm" loext:contextual-spacing="false" fo:line-height="100%" fo:text-align="justify" style:justify-single-word="false"/>
      <style:text-properties style:font-name="Liberation Sans" fo:font-weight="normal" style:font-weight-asian="normal" style:font-weight-complex="normal"/>
    </style:style>
    <style:style style:name="P9" style:family="paragraph" style:parent-style-name="Standard">
      <style:paragraph-properties fo:margin-top="0cm" fo:margin-bottom="0cm" loext:contextual-spacing="false" fo:line-height="100%" fo:text-align="justify" style:justify-single-word="false"/>
      <style:text-properties style:font-name="Liberation Sans" fo:font-weight="normal" officeooo:rsid="001c7460" officeooo:paragraph-rsid="001c7460" style:font-weight-asian="normal" style:font-weight-complex="normal"/>
    </style:style>
    <style:style style:name="P10" style:family="paragraph" style:parent-style-name="Standard">
      <style:paragraph-properties fo:margin-top="0cm" fo:margin-bottom="0cm" loext:contextual-spacing="false" fo:line-height="100%" fo:text-align="justify" style:justify-single-word="false"/>
      <style:text-properties style:font-name="Liberation Sans" fo:font-weight="normal" officeooo:rsid="001b70a5" style:font-weight-asian="normal" style:font-weight-complex="normal"/>
    </style:style>
    <style:style style:name="P11" style:family="paragraph" style:parent-style-name="Standard">
      <style:paragraph-properties fo:margin-top="0cm" fo:margin-bottom="0cm" loext:contextual-spacing="false" fo:line-height="100%" fo:text-align="justify" style:justify-single-word="false"/>
      <style:text-properties style:font-name="Liberation Sans" fo:font-weight="normal" officeooo:rsid="001b70a5" officeooo:paragraph-rsid="001c7460" style:font-weight-asian="normal" style:font-weight-complex="normal"/>
    </style:style>
    <style:style style:name="P12" style:family="paragraph" style:parent-style-name="Standard">
      <style:paragraph-properties fo:margin-top="0cm" fo:margin-bottom="0cm" loext:contextual-spacing="false" fo:line-height="100%" fo:text-align="justify" style:justify-single-word="false"/>
      <style:text-properties fo:font-size="18pt" fo:font-weight="bold" officeooo:rsid="001c7460" officeooo:paragraph-rsid="001c7460" style:font-size-asian="18pt" style:font-weight-asian="bold" style:font-size-complex="18pt" style:font-weight-complex="bold"/>
    </style:style>
    <style:style style:name="P13" style:family="paragraph" style:parent-style-name="Standard">
      <style:paragraph-properties fo:margin-top="0cm" fo:margin-bottom="0cm" loext:contextual-spacing="false" fo:line-height="100%" fo:text-align="justify" style:justify-single-word="false"/>
      <style:text-properties fo:font-weight="bold" officeooo:paragraph-rsid="001f8469" style:font-weight-asian="bold" style:font-weight-complex="bold"/>
    </style:style>
    <style:style style:name="P14" style:family="paragraph" style:parent-style-name="Standard">
      <style:paragraph-properties fo:margin-top="0cm" fo:margin-bottom="0cm" loext:contextual-spacing="false" fo:line-height="100%" fo:text-align="justify" style:justify-single-word="false" fo:break-before="page"/>
      <style:text-properties style:font-name="Liberation Sans" style:font-size-asian="16pt"/>
    </style:style>
    <style:style style:name="P15" style:family="paragraph" style:parent-style-name="Standard">
      <style:paragraph-properties fo:margin-top="0cm" fo:margin-bottom="0cm" loext:contextual-spacing="false" fo:line-height="100%" fo:text-align="justify" style:justify-single-word="false"/>
      <style:text-properties officeooo:paragraph-rsid="001f8469"/>
    </style:style>
    <style:style style:name="P16" style:family="paragraph" style:parent-style-name="Standard">
      <style:paragraph-properties fo:margin-top="0cm" fo:margin-bottom="0cm" loext:contextual-spacing="false" fo:line-height="100%" fo:text-align="justify" style:justify-single-word="false"/>
      <style:text-properties officeooo:paragraph-rsid="00221500"/>
    </style:style>
    <style:style style:name="P17" style:family="paragraph" style:parent-style-name="Standard" style:list-style-name="L1">
      <style:paragraph-properties fo:margin-top="0cm" fo:margin-bottom="0cm" loext:contextual-spacing="false" fo:line-height="100%" fo:text-align="justify" style:justify-single-word="false"/>
      <style:text-properties officeooo:paragraph-rsid="002294b5"/>
    </style:style>
    <style:style style:name="P18" style:family="paragraph" style:parent-style-name="Standard" style:list-style-name="L1">
      <style:paragraph-properties fo:margin-top="0cm" fo:margin-bottom="0cm" loext:contextual-spacing="false" fo:line-height="100%" fo:text-align="justify" style:justify-single-word="false"/>
      <style:text-properties officeooo:paragraph-rsid="002364a2"/>
    </style:style>
    <style:style style:name="P19" style:family="paragraph" style:parent-style-name="Standard">
      <style:paragraph-properties fo:margin-top="0cm" fo:margin-bottom="0cm" loext:contextual-spacing="false" fo:line-height="100%" fo:text-align="justify" style:justify-single-word="false" fo:break-before="page"/>
      <style:text-properties officeooo:paragraph-rsid="001f8469"/>
    </style:style>
    <style:style style:name="T1" style:family="text">
      <style:text-properties fo:font-weight="bold" style:font-weight-asian="bold" style:font-weight-complex="bold"/>
    </style:style>
    <style:style style:name="T2" style:family="text">
      <style:text-properties style:font-name="Liberation Sans"/>
    </style:style>
    <style:style style:name="T3" style:family="text">
      <style:text-properties style:font-name="Liberation Sans" fo:font-weight="normal" style:font-weight-asian="normal" style:font-weight-complex="normal"/>
    </style:style>
    <style:style style:name="T4" style:family="text">
      <style:text-properties style:font-name="Liberation Sans" fo:font-weight="normal" officeooo:rsid="001b70a5" style:font-weight-asian="normal" style:font-weight-complex="normal"/>
    </style:style>
    <style:style style:name="T5" style:family="text">
      <style:text-properties style:font-name="Liberation Sans" fo:font-weight="normal" officeooo:rsid="001f8469" style:font-weight-asian="normal" style:font-weight-complex="normal"/>
    </style:style>
    <style:style style:name="T6" style:family="text">
      <style:text-properties style:font-name="Liberation Sans" officeooo:rsid="001b70a5"/>
    </style:style>
    <style:style style:name="T7" style:family="text">
      <style:text-properties style:font-name="Liberation Sans" officeooo:rsid="001ca710"/>
    </style:style>
    <style:style style:name="T8" style:family="text">
      <style:text-properties style:font-name="Liberation Sans" fo:font-weight="bold" officeooo:rsid="001f8469" style:font-weight-asian="bold" style:font-weight-complex="bold"/>
    </style:style>
    <style:style style:name="T9" style:family="text">
      <style:text-properties style:font-name="Liberation Sans" fo:font-size="16pt" fo:font-weight="bold" officeooo:rsid="001f8469" style:font-size-asian="16pt" style:font-weight-asian="bold" style:font-size-complex="16pt" style:font-weight-complex="bold"/>
    </style:style>
    <style:style style:name="T10" style:family="text">
      <style:text-properties style:font-name="Liberation Sans" fo:font-size="16pt" fo:font-weight="bold" officeooo:rsid="00220215" style:font-size-asian="16pt" style:font-weight-asian="bold" style:font-size-complex="16pt" style:font-weight-complex="bold"/>
    </style:style>
    <style:style style:name="T11" style:family="text">
      <style:text-properties style:font-name="Liberation Sans" fo:font-size="12pt" fo:font-weight="bold" officeooo:rsid="001f8469" style:font-size-asian="10.5pt" style:font-weight-asian="bold" style:font-size-complex="12pt" style:font-weight-complex="bold"/>
    </style:style>
    <style:style style:name="T12" style:family="text">
      <style:text-properties style:font-name="Liberation Sans" fo:font-size="12pt" fo:font-weight="normal" officeooo:rsid="00221500" style:font-size-asian="10.5pt" style:font-weight-asian="normal" style:font-size-complex="12pt" style:font-weight-complex="normal"/>
    </style:style>
    <style:style style:name="T13" style:family="text">
      <style:text-properties style:font-name="Liberation Sans" fo:font-size="12pt" fo:font-weight="normal" officeooo:rsid="002294b5" style:font-size-asian="10.5pt" style:font-weight-asian="normal" style:font-size-complex="12pt" style:font-weight-complex="normal"/>
    </style:style>
    <style:style style:name="T14" style:family="text">
      <style:text-properties style:font-name="Liberation Sans" fo:font-size="12pt" fo:font-weight="normal" officeooo:rsid="002364a2" style:font-size-asian="10.5pt" style:font-weight-asian="normal" style:font-size-complex="12pt" style:font-weight-complex="normal"/>
    </style:style>
    <style:style style:name="T15" style:family="text">
      <style:text-properties style:font-name="Liberation Sans1" style:font-size-asian="10.5pt"/>
    </style:style>
    <style:style style:name="T16" style:family="text">
      <style:text-properties style:font-name="Liberation Sans1" officeooo:rsid="001da32d" style:font-size-asian="10.5pt"/>
    </style:style>
    <style:style style:name="T17" style:family="text">
      <style:text-properties style:font-name="Liberation Sans1" fo:font-weight="bold" officeooo:rsid="001da32d" style:font-size-asian="10.5pt" style:font-weight-asian="bold" style:font-weight-complex="bold"/>
    </style:style>
    <style:style style:name="T18" style:family="text">
      <style:text-properties style:font-name="Liberation Sans1" fo:font-weight="normal" officeooo:rsid="001da32d" style:font-size-asian="10.5pt" style:font-weight-asian="normal" style:font-weight-complex="normal"/>
    </style:style>
    <style:style style:name="T19" style:family="text">
      <style:text-properties fo:font-size="16pt" fo:font-weight="bold" style:font-weight-asian="bold" style:font-size-complex="16pt" style:font-weight-complex="bold"/>
    </style:style>
    <style:style style:name="T20" style:family="text">
      <style:text-properties fo:font-size="16pt" fo:font-weight="bold" officeooo:rsid="001ca710"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6">L</text:span><text:span text:style-name="T2">as </text:span><text:span text:style-name="T7">Tecnologías</text:span><text:span text:style-name="T2"> Emergentes</text:span></text:p>
      <text:p text:style-name="P9"/>
      <text:p text:style-name="P11">Las tecnologías emergentes son herramientas, conceptos, innovaciones y avances utilizados en diversos contextos educativos al servicio de diversos propósitos relacionados con la educación. Además, propongo que las tecnologías emergentes (“nuevas” y “viejas”) son organismos en evolución que experimentan ciclos de sobre expectación y, al tiempo que son potencialmente disruptivas, todavía no han sido completamente comprendidas ni tampoco suficientemente investigadas</text:p>
      <text:p text:style-name="P10"/>
      <text:p text:style-name="P6"><text:span text:style-name="T4">L</text:span><text:span text:style-name="T3">as </text:span><text:span text:style-name="T4">t</text:span><text:span text:style-name="T3">ecnologías Emergentes </text:span><text:span text:style-name="T4">son </text:span><text:span text:style-name="T3">Invenciones científicas que pueden crear una nueva forma de fabricación o explotación de los recursos, incluso pueden transformar invenciones ya conocidas. </text:span><text:span text:style-name="T15">son Innovaciones científicas que pueden crear una nueva industria o transformar una existente. Incluyen tecnologías discontinuas derivadas de innovaciones radicales, así como tecnologías más evolucionadas formadas a raíz de la convergencia de ramas de investigación antes separadas. Cada una de estas tecnologías ofrece una rica gama de oportunidades de mercado que proporcionan el incentivo para realizar inversiones de riesgo.</text:span></text:p>
      <text:p text:style-name="P2"/>
      <text:p text:style-name="P5">Usos y Aplicaciones de Las Tecnologías Emergentes:</text:p>
      <text:p text:style-name="P2"/>
      <text:p text:style-name="P1"><text:span text:style-name="T17">Tecnologías de aprendizaje adaptativo: </text:span><text:span text:style-name="T18">Las tecnologías de aprendizaje adaptativo usan datos manejados por máquinas para medir el progreso de los estudiantes, ajustando el nivel o tipo de contenido del curso a la habilidad del individuo, de manera que aceleran el desempeño del alumno con intervenciones automatizadas y pedagógicas.</text:span></text:p>
      <text:p text:style-name="P4"/>
      <text:p text:style-name="P1"><text:span text:style-name="T17">Mobile learning: </text:span><text:span text:style-name="T18">En 2016, el 51,3% de la navegación web en todo el mundo se realizó a través de smartphones y tablets, superando por primera vez la navegación de escritorio. Los dispositivos móviles permiten un aprendizaje más profundo y conectado y un mayor acceso a la educación en general.</text:span></text:p>
      <text:p text:style-name="P4"/>
      <text:p text:style-name="P1"><text:span text:style-name="T17">Interfaces naturales de usuario (Natural User Interfaces):</text:span><text:span text:style-name="T18"> <text:s/>permiten a los usuarios participar en actividades virtuales con movimientos similares a los que utilizarían en el mundo real, manipulando el contenido intuitivamente. Hay un creciente nivel de fidelidad en los sistemas que reconocen los gestos, las expresiones faciales y sus matices.</text:span></text:p>
      <text:p text:style-name="P4"/>
      <text:p text:style-name="P1"><text:span text:style-name="T17">La biopsia líquida:</text:span><text:span text:style-name="T16"> La biopsia líquida consiste en extraer muestras de sangre, plasma, suero u orina para identificar variantes genéticas y mutaciones. Este procedimiento es mucho menos invasivo que la biopsia tradicional, que requiere operación o punción. Los avances se han concentrado especialmente en el campo de la oncología, ya que permite obtener información a la hora de aplicar terapias dirigidas.</text:span></text:p>
      <text:p text:style-name="P2"/>
      <text:p text:style-name="P3"><text:span text:style-name="T1">Drones agricultores: </text:span>En un mundo cada vez más superpoblado, mejorar la gestión de los alimentos y el agua es uno de los factores clave para mantener el crecimiento sostenible de la población. En esta misión, una nueva generación de 'drones' para la agricultura fáciles de usar, baratos y equipados con cámaras pueden servir para realizar un seguimiento pormenorizado de las cosechas y mejorar el consumo de agua.</text:p>
      <text:p text:style-name="P2"/>
      <text:p text:style-name="P14"><text:span text:style-name="T19">Ejemplos de </text:span><text:span text:style-name="T20">Tecnologías</text:span><text:span text:style-name="T19"> Emergentes:</text:span></text:p>
      <text:p text:style-name="P8"/>
      <text:p text:style-name="P7"><text:span text:style-name="Strong_20_Emphasis"><text:span text:style-name="T8">Drones</text:span></text:span></text:p>
      <text:p text:style-name="P7"><text:span text:style-name="Strong_20_Emphasis"><text:span text:style-name="T8"/></text:span></text:p>
      <text:p text:style-name="P7"><text:span text:style-name="Strong_20_Emphasis"><text:span text:style-name="T5">Gracias a su autonomía confiable y a poder evitar colisiones, los drones pueden llevar a cabo tareas que serían demasiado peligrosas o lejanas si un humano las realizara: controlar el tendido eléctrico, por ejemplo, o entregar suministros médicos en una emergencia. Los drones de envío podrán encontrar la mejor ruta para su destino y tener en cuenta otros vehículos voladores y obstáculos. En el sector agrícola, los drones autónomos pueden recopilar y procesar grandes cantidades de información visual desde el aire, lo que permite un uso preciso y eficiente de insumos de fertilización e irrigación.</text:span></text:span></text:p>
      <text:p text:style-name="P7"><text:span text:style-name="Strong_20_Emphasis"><text:span text:style-name="T5"/></text:span></text:p>
      <text:p text:style-name="P7"><text:span text:style-name="Strong_20_Emphasis"><text:span text:style-name="T8">Fabricación por adición</text:span></text:span></text:p>
      <text:p text:style-name="P13"/>
      <text:p text:style-name="P7"><text:span text:style-name="Strong_20_Emphasis"><text:span text:style-name="T5">Como el nombre lo sugiere, la fabricación por adición es lo opuesto a la fabricación por sustracción. La última es la manera en la que se ha fabricado tradicionalmente: se empieza con una pieza más grande de material (madera, metal, piedra, etc.), se quitan o sustraen capas hasta que quede la forma deseada. La fabricación por adición, en cambio, empieza con material suelto, líquido o en polvo, y luego se construye en una forma tridimensional con una plantilla digital.</text:span></text:span></text:p>
      <text:p text:style-name="P7"><text:span text:style-name="Strong_20_Emphasis"><text:span text:style-name="T5"/></text:span></text:p>
      <text:p text:style-name="P7"><text:span text:style-name="Strong_20_Emphasis"><text:span text:style-name="T8">Vehículos con celdas de combustible</text:span></text:span></text:p>
      <text:p text:style-name="P7"><text:span text:style-name="Strong_20_Emphasis"><text:span text:style-name="T5"/></text:span></text:p>
      <text:p text:style-name="P7"><text:span text:style-name="Strong_20_Emphasis"><text:span text:style-name="T5">Los vehículos con “celdas de combustible” han sido una promesa de muchos años, ya que tienen el potencial de ofrecer varias ventajas importantes sobre los vehículos eléctricos y los impulsados con hidrocarburo. A diferencia de las baterías, que deben cargarse con una fuente externa, las celdas de combustible generan electricidad directamente gracias a combustibles como el hidrógeno o el gas natural. a celda de combustible genera electricidad y las baterías almacenan esa energía hasta que los motores que impulsan el vehículo la necesitan.</text:span></text:span></text:p>
      <text:p text:style-name="P7"><text:span text:style-name="Strong_20_Emphasis"><text:span text:style-name="T5"/></text:span></text:p>
      <text:p text:style-name="P7"><text:span text:style-name="Strong_20_Emphasis"><text:span text:style-name="T8">Redes generativas antagónicas</text:span></text:span></text:p>
      <text:p text:style-name="P7"><text:span text:style-name="Strong_20_Emphasis"><text:span text:style-name="T8"/></text:span></text:p>
      <text:p text:style-name="P7"><text:span text:style-name="Strong_20_Emphasis"><text:span text:style-name="T5">Dos sistemas de inteligencia artificial pueden interactuar entre sí para crear imágenes y sonidos originales ultrarrealistas; algo que las máquinas nunca habían sido capaces de hacer. Los responsables de este proyecto son nombres como Google Brain, DeepMind y el gigante de los chips Nvidia.</text:span></text:span></text:p>
      <text:p text:style-name="P7"><text:span text:style-name="Strong_20_Emphasis"><text:span text:style-name="T5"/></text:span></text:p>
      <text:p text:style-name="P7"><text:span text:style-name="Strong_20_Emphasis"><text:span text:style-name="T10"/></text:span></text:p>
      <text:p text:style-name="P19"><text:span text:style-name="Strong_20_Emphasis"><text:span text:style-name="T10">H</text:span></text:span><text:span text:style-name="Strong_20_Emphasis"><text:span text:style-name="T9">acia donde va la tecnología emergente</text:span></text:span></text:p>
      <text:p text:style-name="P7"><text:span text:style-name="Strong_20_Emphasis"><text:span text:style-name="T11"/></text:span></text:p>
      <text:p text:style-name="P16"><text:span text:style-name="Strong_20_Emphasis"><text:span text:style-name="T12">Hoy en </text:span></text:span><text:span text:style-name="Strong_20_Emphasis"><text:span text:style-name="T13">día</text:span></text:span><text:span text:style-name="Strong_20_Emphasis"><text:span text:style-name="T12"> las </text:span></text:span><text:span text:style-name="Strong_20_Emphasis"><text:span text:style-name="T13">tecnologías</text:span></text:span><text:span text:style-name="Strong_20_Emphasis"><text:span text:style-name="T12"> emergentes nos sorprenden ya que con ellas facilitan la </text:span></text:span><text:span text:style-name="Strong_20_Emphasis"><text:span text:style-name="T13">realización</text:span></text:span><text:span text:style-name="Strong_20_Emphasis"><text:span text:style-name="T12"> de ciertas actividades o inclusos se pueden realizar mas cosas con ellas que antes o </text:span></text:span><text:span text:style-name="Strong_20_Emphasis"><text:span text:style-name="T13">realizarlas</text:span></text:span><text:span text:style-name="Strong_20_Emphasis"><text:span text:style-name="T12"> de una manera mas rápida o sencilla, tanto que en un futuro con las </text:span></text:span><text:span text:style-name="Strong_20_Emphasis"><text:span text:style-name="T13">tecnologías</text:span></text:span><text:span text:style-name="Strong_20_Emphasis"><text:span text:style-name="T12"> emergentes se </text:span></text:span><text:span text:style-name="Strong_20_Emphasis"><text:span text:style-name="T13">podrán</text:span></text:span><text:span text:style-name="Strong_20_Emphasis"><text:span text:style-name="T12"> realizar los siguientes proyectos:</text:span></text:span></text:p>
      <text:p text:style-name="P16"><text:span text:style-name="Strong_20_Emphasis"><text:span text:style-name="T12"/></text:span></text:p>
      <text:list xml:id="list1371791418916672400" text:style-name="L1">
        <text:list-item>
          <text:p text:style-name="P17"><text:span text:style-name="Strong_20_Emphasis"><text:span text:style-name="T13">Impresión de Metales En 3D</text:span></text:span></text:p>
        </text:list-item>
        <text:list-item>
          <text:p text:style-name="P17"><text:span text:style-name="Strong_20_Emphasis"><text:span text:style-name="T13">Ciudades Inteligentes</text:span></text:span></text:p>
        </text:list-item>
        <text:list-item>
          <text:p text:style-name="P17"><text:span text:style-name="Strong_20_Emphasis"><text:span text:style-name="T13">Inteligencia Artificial En La Nube</text:span></text:span></text:p>
        </text:list-item>
        <text:list-item>
          <text:p text:style-name="P18"><text:span text:style-name="Strong_20_Emphasis"><text:span text:style-name="T14">Auriculares de Traducción Simultanea</text:span></text:span></text:p>
        </text:list-item>
        <text:list-item>
          <text:p text:style-name="P18"><text:span text:style-name="Strong_20_Emphasis"><text:span text:style-name="T14">Gas Natural Libre de CO2</text:span></text:span></text:p>
        </text:list-item>
        <text:list-item>
          <text:p text:style-name="P18"><text:span text:style-name="Strong_20_Emphasis"><text:span text:style-name="T14">La Privacidad Digital Perfecta</text:span></text:span></text:p>
        </text:list-item>
        <text:list-item>
          <text:p text:style-name="P18"><text:span text:style-name="Strong_20_Emphasis"><text:span text:style-name="T14">Videncia Genética</text:span></text:span></text:p>
        </text:list-item>
        <text:list-item>
          <text:p text:style-name="P18"><text:span text:style-name="Strong_20_Emphasis"><text:span text:style-name="T14">El Salto Cuántico de Los Materiales</text:span></text:span></text:p>
        </text:list-item>
      </text:list>
      <text:p text:style-name="P16"><text:span text:style-name="Strong_20_Emphasis"><text:span text:style-name="T12"/></text:span></text:p>
      <text:p text:style-name="P16"><text:span text:style-name="Strong_20_Emphasis"><text:span text:style-name="T12"/></text:span></text:p>
      <text:p text:style-name="P16"><text:span text:style-name="Strong_20_Emphasis"><text:span text:style-name="T12"/></text:span></text:p>
      <text:p text:style-name="P16"><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21:12:53.580859122</meta:creation-date>
    <meta:editing-duration>PT47M42S</meta:editing-duration>
    <meta:editing-cycles>8</meta:editing-cycles>
    <meta:generator>LibreOffice/5.1.6.2$Linux_X86_64 LibreOffice_project/10m0$Build-2</meta:generator>
    <dc:date>2018-05-01T22:30:07.190921445</dc:date>
    <meta:document-statistic meta:table-count="0" meta:image-count="0" meta:object-count="0" meta:page-count="3" meta:paragraph-count="28" meta:word-count="844" meta:character-count="5575" meta:non-whitespace-character-count="4766"/>
  </office:meta>
</office:document-meta>
</file>